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25dd" officeooo:paragraph-rsid="000c25dd"/>
    </style:style>
    <style:style style:name="P2" style:family="paragraph" style:parent-style-name="Text_20_body">
      <style:text-properties officeooo:paragraph-rsid="000c25dd"/>
    </style:style>
    <style:style style:name="P3" style:family="paragraph" style:parent-style-name="Text_20_body">
      <style:text-properties officeooo:paragraph-rsid="000dc10b"/>
    </style:style>
    <style:style style:name="P4" style:family="paragraph" style:parent-style-name="Text_20_body">
      <style:text-properties fo:font-size="10pt" officeooo:rsid="000dc10b" officeooo:paragraph-rsid="000dc10b" style:font-size-asian="10pt" style:font-size-complex="10pt"/>
    </style:style>
    <style:style style:name="P5" style:family="paragraph" style:parent-style-name="Title">
      <style:text-properties officeooo:rsid="000c25dd" officeooo:paragraph-rsid="000c25dd"/>
    </style:style>
    <style:style style:name="P6" style:family="paragraph" style:parent-style-name="Subtitle">
      <style:text-properties officeooo:rsid="000c25dd" officeooo:paragraph-rsid="000c25d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ffab3"/>
    </style:style>
    <style:style style:name="P9" style:family="paragraph" style:parent-style-name="Text_20_body" style:list-style-name="L1">
      <style:text-properties officeooo:paragraph-rsid="000f6003"/>
    </style:style>
    <style:style style:name="P10" style:family="paragraph" style:parent-style-name="Text_20_body" style:list-style-name="L1">
      <style:text-properties officeooo:rsid="000ffab3" officeooo:paragraph-rsid="000ffab3"/>
    </style:style>
    <style:style style:name="P11" style:family="paragraph" style:parent-style-name="Text_20_body">
      <style:text-properties officeooo:rsid="000ffab3" officeooo:paragraph-rsid="000ffab3"/>
    </style:style>
    <style:style style:name="P12" style:family="paragraph" style:parent-style-name="Text_20_body">
      <style:text-properties officeooo:rsid="000ffab3" officeooo:paragraph-rsid="00116f35"/>
    </style:style>
    <style:style style:name="P13" style:family="paragraph" style:parent-style-name="Text_20_body">
      <style:text-properties officeooo:rsid="00116f35" officeooo:paragraph-rsid="00116f35"/>
    </style:style>
    <style:style style:name="P14" style:family="paragraph" style:parent-style-name="Heading_20_1">
      <style:text-properties officeooo:rsid="000c25dd" officeooo:paragraph-rsid="000c25dd"/>
    </style:style>
    <style:style style:name="P15" style:family="paragraph" style:parent-style-name="Heading_20_1">
      <style:text-properties fo:font-variant="normal" fo:text-transform="none" fo:color="#212121" style:font-name="Liberation Serif" fo:font-size="10pt" fo:letter-spacing="normal" fo:font-style="normal" fo:font-weight="normal" officeooo:rsid="000f4bd8" style:font-size-asian="10pt" style:font-style-asian="normal" style:font-size-complex="10pt" style:font-style-complex="normal"/>
    </style:style>
    <style:style style:name="T1" style:family="text">
      <style:text-properties officeooo:rsid="000dc10b"/>
    </style:style>
    <style:style style:name="T2" style:family="text">
      <style:text-properties fo:font-size="10pt" officeooo:rsid="000dc10b" style:font-size-asian="10pt" style:font-size-complex="10pt"/>
    </style:style>
    <style:style style:name="T3" style:family="text">
      <style:text-properties fo:font-variant="normal" fo:text-transform="none" fo:color="#212121" style:font-name="Liberation Serif" fo:font-size="10pt" fo:letter-spacing="normal" fo:font-style="italic" fo:font-weight="normal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fo:color="#212121" style:font-name="Liberation Serif" fo:font-size="10pt" fo:letter-spacing="normal" fo:font-style="normal" fo:font-weight="normal" officeooo:rsid="000dc10b" style:font-size-asian="10pt" style:font-style-asian="normal" style:font-size-complex="10pt" style:font-style-complex="normal"/>
    </style:style>
    <style:style style:name="T5" style:family="text">
      <style:text-properties fo:font-variant="normal" fo:text-transform="none" fo:color="#212121" style:font-name="Liberation Serif" fo:font-size="10pt" fo:letter-spacing="normal" fo:font-style="normal" fo:font-weight="normal" officeooo:rsid="000f4bd8" style:font-size-asian="10pt" style:font-style-asian="normal" style:font-size-complex="10pt" style:font-style-complex="normal"/>
    </style:style>
    <style:style style:name="T6" style:family="text">
      <style:text-properties style:font-name="Liberation Serif" fo:font-size="10pt" fo:font-style="italic" officeooo:rsid="000dc10b" style:font-size-asian="10pt" style:font-style-asian="italic" style:font-size-complex="10pt" style:font-style-complex="italic"/>
    </style:style>
    <style:style style:name="T7" style:family="text">
      <style:text-properties officeooo:rsid="000ffab3"/>
    </style:style>
    <style:style style:name="T8" style:family="text">
      <style:text-properties officeooo:rsid="00116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>CMPE 322</text:p>
      <text:p text:style-name="P6">Project 2: Implementing a New Scheduler <text:span text:style-name="T1">for Minix</text:span></text:p>
      <text:p text:style-name="P1"/>
      <text:p text:style-name="P6">Atakan Arıkan</text:p>
      <text:p text:style-name="P6">201140024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1"><text:soft-page-break/>Emotional Process Scheduler</text:h>
      <text:p text:style-name="P2"/>
      <text:p text:style-name="P3"><text:tab/><text:span text:style-name="T2">double alpha = 0.1; </text:span></text:p>
      <text:p text:style-name="P4"><text:tab/>double beta = 0.8; </text:p>
      <text:p text:style-name="P4"><text:tab/>if(rmp-&gt;priority &gt; 7 &amp;&amp; rmp-&gt;priority &lt; 15){ /* avoid kernel */ </text:p>
      <text:p text:style-name="P4"><text:s/><text:tab/><text:tab/>int r1 = rmp-&gt;priority; </text:p>
      <text:p text:style-name="P4"><text:tab/><text:tab/>/* randomize */ </text:p>
      <text:p text:style-name="P4"><text:tab/><text:tab/>r1 = (21401213*r1+2531011); </text:p>
      <text:p text:style-name="P4"><text:tab/><text:tab/>r1 = (r1&gt;&gt;16)&amp;0x7FFF; </text:p>
      <text:p text:style-name="P4"><text:tab/><text:tab/>r1 = (21401213*r1+2531011); </text:p>
      <text:p text:style-name="P4"><text:tab/><text:tab/>r1 = (r1&gt;&gt;16)&amp;0x7FFF; </text:p>
      <text:p text:style-name="P4"><text:tab/><text:tab/>r1 = (r1&gt;&gt;16)&amp;0x7FFF; </text:p>
      <text:p text:style-name="P4"><text:tab/><text:tab/>r1 = (21401213*r1+2531011); </text:p>
      <text:p text:style-name="P4"><text:tab/><text:tab/>r1 = (r1&gt;&gt;16)&amp;0x7FFF; </text:p>
      <text:p text:style-name="P4"><text:tab/><text:tab/>double temp = r1; </text:p>
      <text:p text:style-name="P4"><text:tab/><text:tab/>while(temp &gt;= 1){ </text:p>
      <text:p text:style-name="P4"><text:tab/><text:tab/><text:tab/>temp = temp / 10; </text:p>
      <text:p text:style-name="P4"><text:tab/><text:tab/>} </text:p>
      <text:p text:style-name="P4"><text:tab/><text:tab/>if(alpha &lt; temp){ </text:p>
      <text:p text:style-name="P4"><text:tab/><text:tab/><text:tab/>int r2 = (21401213*r1+2531011);<text:tab/><text:tab/> </text:p>
      <text:p text:style-name="P4"><text:tab/><text:tab/><text:tab/>r2 = (r2&gt;&gt;16)&amp;0x7FFF; </text:p>
      <text:p text:style-name="P4"><text:tab/><text:tab/><text:tab/>temp = r2; </text:p>
      <text:p text:style-name="P4"><text:tab/><text:tab/><text:tab/>while(temp &gt;= 1){ </text:p>
      <text:p text:style-name="P4"><text:tab/><text:tab/><text:tab/><text:tab/>temp = temp / 10; </text:p>
      <text:p text:style-name="P4"><text:tab/><text:tab/><text:tab/>} </text:p>
      <text:p text:style-name="P4"><text:tab/><text:tab/><text:tab/>if(temp &gt; beta){ /* we liked the process */ </text:p>
      <text:p text:style-name="P4"><text:tab/><text:tab/><text:tab/><text:tab/>rmp-&gt;priority -= 1; </text:p>
      <text:p text:style-name="P4"><text:tab/><text:tab/><text:tab/><text:tab/>if(rmp-&gt;time_slice&lt;400)<text:tab/>rmp-&gt;time_slice *= 1.2; </text:p>
      <text:p text:style-name="P4"><text:tab/><text:tab/><text:tab/>}else{ /* we hates it forever! */ </text:p>
      <text:p text:style-name="P4"><text:tab/><text:tab/><text:tab/><text:tab/>rmp-&gt;priority += 1; </text:p>
      <text:p text:style-name="P4"><text:tab/><text:tab/><text:tab/><text:tab/>if(rmp-&gt;time_slice&gt;50)<text:tab/>rmp-&gt;time_slice *= 0.8; </text:p>
      <text:p text:style-name="P4"><text:tab/><text:tab/><text:tab/>} </text:p>
      <text:p text:style-name="P4"><text:tab/><text:tab/>} </text:p>
      <text:p text:style-name="P4"><text:tab/>}</text:p>
      <text:p text:style-name="P3"><text:soft-page-break/><text:span text:style-name="T2"><text:tab/>This is the code I added to </text:span><text:span text:style-name="T6">minix/</text:span><text:span text:style-name="T3">src/servers/sched/schedule.c. </text:span><text:span text:style-name="T4">According to a process' priority, which is between 8 and 14 included, generates a random value. <text:s/>According to that value, either likes or dislikes the process. I know it's not the best randomization, but since the priority of a process changes, next time it will generate a new random number. I added two more constraints for changing the time slice because without them, after a while my </text:span><text:span text:style-name="T5">M</text:span><text:span text:style-name="T4">inix wasn't able to schedule processes. </text:span><text:span text:style-name="T5">This is a permanent change since it changes the priority of the process permanently. I'm not putting a process with priority m to the nth queue. I declared alpha &amp; beta values locally. Which means when I change them by hand, I had to recompile the kernel to see the results. </text:span></text:p>
      <text:h text:style-name="Heading_20_1" text:outline-level="1">Alpha and Beta Values</text:h>
      <text:p text:style-name="Text_20_body"/>
      <text:p text:style-name="Text_20_body"><text:tab/>I used <text:span text:style-name="T7">5</text:span> different alpha and beta couples:</text:p>
      <text:list xml:id="list5323174916726445651" text:style-name="L1">
        <text:list-item>
          <text:p text:style-name="P8">(0.1, 0.8) :</text:p>
          <text:list>
            <text:list-item>
              <text:p text:style-name="P8">Smaller alpha value means new prio<text:span text:style-name="T7">rity and time slice will h</text:span>avily depend on the second randomly-generated number. <text:span text:style-name="T7">Since beta is considerably high, we expect our processor to hate the incoming process.</text:span></text:p>
            </text:list-item>
          </text:list>
        </text:list-item>
        <text:list-item>
          <text:p text:style-name="P7">(0.9, 0.5) :</text:p>
          <text:list>
            <text:list-item>
              <text:p text:style-name="P10">Larger alpha value means mostly we should act neutral.</text:p>
            </text:list-item>
          </text:list>
        </text:list-item>
        <text:list-item>
          <text:p text:style-name="P9">(0.3, 0.8) :</text:p>
          <text:list>
            <text:list-item>
              <text:p text:style-name="P10">Similar to the second case, but with a larger alpha. Which should result in more neutral decisions.</text:p>
            </text:list-item>
          </text:list>
        </text:list-item>
        <text:list-item>
          <text:p text:style-name="P7">(0.5, 0.5) :</text:p>
          <text:list>
            <text:list-item>
              <text:p text:style-name="P10">We expect 50% of the time to act neutral. If not, scheduler should either like the process or not, with equal probability.</text:p>
            </text:list-item>
          </text:list>
        </text:list-item>
        <text:list-item>
          <text:p text:style-name="P10">(0.1, 0.1) :</text:p>
          <text:list>
            <text:list-item>
              <text:p text:style-name="P10">Similar to the second case, but this time we expect the scheduler to like most of the incoming processes.<text:tab/></text:p>
            </text:list-item>
          </text:list>
        </text:list-item>
      </text:list>
      <text:p text:style-name="P11"/>
      <text:p text:style-name="P12">→<text:span text:style-name="T8"> Folder names format: </text:span></text:p>
      <text:p text:style-name="P12"><text:span text:style-name="T8"><text:tab/>alpha = 0.x;</text:span></text:p>
      <text:p text:style-name="P12"><text:tab/><text:span text:style-name="T8">beta = 0.y;</text:span></text:p>
      <text:p text:style-name="P13">Relevant folder name will be:</text:p>
      <text:p text:style-name="P13"><text:tab/>axby</text:p>
      <text:h text:style-name="P1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3:54:45.764006042</meta:creation-date>
    <dc:date>2015-01-12T01:58:01.678189680</dc:date>
    <meta:editing-duration>PT50M5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3" meta:paragraph-count="55" meta:word-count="414" meta:character-count="2466" meta:non-whitespace-character-count="1995"/>
  </office:meta>
</office:document-meta>
</file>